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FFRendererMaker.needs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RendererMaker.makeRenderer( FOUserAgent user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RendererMaker.getSupportedMim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RendererMaker.getConfigurator( FOUserAgent user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